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times" table:style-name="ta1">
        <table:shapes>
          <draw:frame draw:z-index="0" draw:style-name="gr1" draw:text-style-name="P1" svg:width="596.27pt" svg:height="335.82pt" svg:x="31.21pt" svg:y="53.15pt">
            <draw:object draw:notify-on-update-of-ranges="itimes.K11:itimes.K16 itimes.L11:itimes.L16 itimes.K11:itimes.K16 itimes.P11:itimes.P16 itimes.K11:itimes.K16 itimes.M11:itimes.M16 itimes.K11:itimes.K16 itimes.N11:itimes.N16 itimes.K11:itimes.K16 itimes.O11:itimes.O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96.52pt" svg:height="335.99pt" svg:x="639.98pt" svg:y="289.64pt">
            <draw:object draw:notify-on-update-of-ranges="itimes.K17:itimes.K19 itimes.L17:itimes.L19 itimes.K17:itimes.K19 itimes.P17:itimes.P19 itimes.K17:itimes.K19 itimes.M17:itimes.M19 itimes.K17:itimes.K19 itimes.N17:itimes.N19 itimes.K17:itimes.K19 itimes.O17:itimes.O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3"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0176666666666667" calcext:value-type="float">
            <text:p>0.017666666666667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5856334" calcext:value-type="float">
            <text:p>0.0235856334</text:p>
          </table:table-cell>
          <table:table-cell office:value-type="float" office:value="0.131651783043478" calcext:value-type="float">
            <text:p>0.131651783043478</text:p>
          </table:table-cell>
          <table:table-cell table:style-name="ce1" office:value-type="float" office:value="0.0170666666666667" calcext:value-type="float">
            <text:p>0.017066666666667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760666666666667" calcext:value-type="float">
            <text:p>0.076066666666667</text:p>
          </table:table-cell>
          <table:table-cell office:value-type="float" office:value="0.0728069651785714" calcext:value-type="float">
            <text:p>0.072806965178571</text:p>
          </table:table-cell>
          <table:table-cell office:value-type="float" office:value="0.159899001" calcext:value-type="float">
            <text:p>0.159899001</text:p>
          </table:table-cell>
          <table:table-cell table:style-name="ce1" office:value-type="float" office:value="0.064" calcext:value-type="float">
            <text:p>0.064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0.259266666666667" calcext:value-type="float">
            <text:p>0.259266666666667</text:p>
          </table:table-cell>
          <table:table-cell office:value-type="float" office:value="0.287566666666667" calcext:value-type="float">
            <text:p>0.287566666666667</text:p>
          </table:table-cell>
          <table:table-cell office:value-type="float" office:value="0.284838796733333" calcext:value-type="float">
            <text:p>0.284838796733333</text:p>
          </table:table-cell>
          <table:table-cell office:value-type="float" office:value="0.381650665636364" calcext:value-type="float">
            <text:p>0.381650665636364</text:p>
          </table:table-cell>
          <table:table-cell table:style-name="ce1" office:value-type="float" office:value="0.2614" calcext:value-type="float">
            <text:p>0.2614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0.582366666666667" calcext:value-type="float">
            <text:p>0.582366666666667</text:p>
          </table:table-cell>
          <table:table-cell office:value-type="float" office:value="0.650333333333333" calcext:value-type="float">
            <text:p>0.650333333333333</text:p>
          </table:table-cell>
          <table:table-cell office:value-type="float" office:value="0.645006859533333" calcext:value-type="float">
            <text:p>0.645006859533333</text:p>
          </table:table-cell>
          <table:table-cell office:value-type="float" office:value="0.711103281285714" calcext:value-type="float">
            <text:p>0.711103281285714</text:p>
          </table:table-cell>
          <table:table-cell table:style-name="ce1" office:value-type="float" office:value="0.591633333333333" calcext:value-type="float">
            <text:p>0.591633333333333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1.62216666666667" calcext:value-type="float">
            <text:p>1.62216666666667</text:p>
          </table:table-cell>
          <table:table-cell office:value-type="float" office:value="1.93086666666667" calcext:value-type="float">
            <text:p>1.93086666666667</text:p>
          </table:table-cell>
          <table:table-cell office:value-type="float" office:value="1.8740282475" calcext:value-type="float">
            <text:p>1.8740282475</text:p>
          </table:table-cell>
          <table:table-cell office:value-type="float" office:value="2.2311450988" calcext:value-type="float">
            <text:p>2.2311450988</text:p>
          </table:table-cell>
          <table:table-cell table:style-name="ce1" office:value-type="float" office:value="1.654" calcext:value-type="float">
            <text:p>1.654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3.65913333333333" calcext:value-type="float">
            <text:p>3.65913333333333</text:p>
          </table:table-cell>
          <table:table-cell office:value-type="float" office:value="4.3043" calcext:value-type="float">
            <text:p>4.3043</text:p>
          </table:table-cell>
          <table:table-cell office:value-type="float" office:value="3.9809740587" calcext:value-type="float">
            <text:p>3.9809740587</text:p>
          </table:table-cell>
          <table:table-cell office:value-type="float" office:value="4.85846518971429" calcext:value-type="float">
            <text:p>4.85846518971429</text:p>
          </table:table-cell>
          <table:table-cell table:style-name="ce1" office:value-type="float" office:value="3.73863333333333" calcext:value-type="float">
            <text:p>3.73863333333333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6.54393333333333" calcext:value-type="float">
            <text:p>6.54393333333333</text:p>
          </table:table-cell>
          <table:table-cell office:value-type="float" office:value="7.2188" calcext:value-type="float">
            <text:p>7.2188</text:p>
          </table:table-cell>
          <table:table-cell office:value-type="float" office:value="7.19424078566667" calcext:value-type="float">
            <text:p>7.19424078566667</text:p>
          </table:table-cell>
          <table:table-cell office:value-type="float" office:value="8.54811850790909" calcext:value-type="float">
            <text:p>8.54811850790909</text:p>
          </table:table-cell>
          <table:table-cell table:style-name="ce1" office:value-type="float" office:value="6.67836666666667" calcext:value-type="float">
            <text:p>6.67836666666667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15.2740666666667" calcext:value-type="float">
            <text:p>15.2740666666667</text:p>
          </table:table-cell>
          <table:table-cell office:value-type="float" office:value="16.1" calcext:value-type="float">
            <text:p>16.1</text:p>
          </table:table-cell>
          <table:table-cell office:value-type="float" office:value="16.75087596912" calcext:value-type="float">
            <text:p>16.75087596912</text:p>
          </table:table-cell>
          <table:table-cell office:value-type="float" office:value="20.7299581540667" calcext:value-type="float">
            <text:p>20.7299581540667</text:p>
          </table:table-cell>
          <table:table-cell table:style-name="ce1" office:value-type="float" office:value="15.3574333333333" calcext:value-type="float">
            <text:p>15.3574333333333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31.1165" calcext:value-type="float">
            <text:p>31.1165</text:p>
          </table:table-cell>
          <table:table-cell office:value-type="float" office:value="30.9628666666667" calcext:value-type="float">
            <text:p>30.9628666666667</text:p>
          </table:table-cell>
          <table:table-cell office:value-type="float" office:value="50.992271485" calcext:value-type="float">
            <text:p>50.992271485</text:p>
          </table:table-cell>
          <table:table-cell/>
          <table:table-cell office:value-type="float" office:value="31.3843333333333" calcext:value-type="float">
            <text:p>31.3843333333333</text:p>
          </table:table-cell>
        </table:table-row>
      </table:table>
      <table:table table:name="ntimes" table:style-name="ta1">
        <table:shapes>
          <draw:frame draw:z-index="0" draw:style-name="gr1" draw:text-style-name="P1" svg:width="600.21pt" svg:height="337.86pt" svg:x="45.27pt" svg:y="55.7pt">
            <draw:object draw:notify-on-update-of-ranges="ntimes.K11:ntimes.K16 ntimes.L11:ntimes.L16 ntimes.K11:ntimes.K16 ntimes.P11:ntimes.P16 ntimes.K11:ntimes.K16 ntimes.M11:ntimes.M16 ntimes.K11:ntimes.K16 ntimes.N11:ntimes.N16 ntimes.K11:ntimes.K16 ntimes.O11:ntimes.O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7.54pt" svg:height="337.61pt" svg:x="548.11pt" svg:y="320.8pt">
            <draw:object draw:notify-on-update-of-ranges="ntimes.K17:ntimes.K19 ntimes.L17:ntimes.L19 ntimes.K17:ntimes.K19 ntimes.P17:ntimes.P19 ntimes.K17:ntimes.K19 ntimes.M17:ntimes.M19 ntimes.K17:ntimes.K19 ntimes.N17:ntimes.N19 ntimes.K17:ntimes.K19 ntimes.O17:ntimes.O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3333333333333" calcext:value-type="float">
            <text:p>0.019333333333333</text:p>
          </table:table-cell>
          <table:table-cell office:value-type="float" office:value="0.0200075" calcext:value-type="float">
            <text:p>0.0200075</text:p>
          </table:table-cell>
          <table:table-cell office:value-type="float" office:value="0.1041587475" calcext:value-type="float">
            <text:p>0.1041587475</text:p>
          </table:table-cell>
          <table:table-cell table:style-name="ce1" office:value-type="float" office:value="0.0188" calcext:value-type="float">
            <text:p>0.0188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0655333333333333" calcext:value-type="float">
            <text:p>0.065533333333333</text:p>
          </table:table-cell>
          <table:table-cell office:value-type="float" office:value="0.0766666666666666" calcext:value-type="float">
            <text:p>0.076666666666667</text:p>
          </table:table-cell>
          <table:table-cell office:value-type="float" office:value="0.0699711818181818" calcext:value-type="float">
            <text:p>0.069971181818182</text:p>
          </table:table-cell>
          <table:table-cell office:value-type="float" office:value="0.139151500083333" calcext:value-type="float">
            <text:p>0.139151500083333</text:p>
          </table:table-cell>
          <table:table-cell table:style-name="ce1" office:value-type="float" office:value="0.0885666666666666" calcext:value-type="float">
            <text:p>0.088566666666667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0.270866666666667" calcext:value-type="float">
            <text:p>0.270866666666667</text:p>
          </table:table-cell>
          <table:table-cell office:value-type="float" office:value="0.333433333333333" calcext:value-type="float">
            <text:p>0.333433333333333</text:p>
          </table:table-cell>
          <table:table-cell office:value-type="float" office:value="0.270842876153846" calcext:value-type="float">
            <text:p>0.270842876153846</text:p>
          </table:table-cell>
          <table:table-cell office:value-type="float" office:value="0.342458485090909" calcext:value-type="float">
            <text:p>0.342458485090909</text:p>
          </table:table-cell>
          <table:table-cell table:style-name="ce1" office:value-type="float" office:value="0.2725" calcext:value-type="float">
            <text:p>0.2725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0.604266666666667" calcext:value-type="float">
            <text:p>0.604266666666667</text:p>
          </table:table-cell>
          <table:table-cell office:value-type="float" office:value="0.725266666666667" calcext:value-type="float">
            <text:p>0.725266666666667</text:p>
          </table:table-cell>
          <table:table-cell office:value-type="float" office:value="0.613514475758621" calcext:value-type="float">
            <text:p>0.613514475758621</text:p>
          </table:table-cell>
          <table:table-cell office:value-type="float" office:value="0.789599103" calcext:value-type="float">
            <text:p>0.789599103</text:p>
          </table:table-cell>
          <table:table-cell table:style-name="ce1" office:value-type="float" office:value="0.725366666666667" calcext:value-type="float">
            <text:p>0.725366666666667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1.65266666666667" calcext:value-type="float">
            <text:p>1.65266666666667</text:p>
          </table:table-cell>
          <table:table-cell office:value-type="float" office:value="2.084" calcext:value-type="float">
            <text:p>2.084</text:p>
          </table:table-cell>
          <table:table-cell office:value-type="float" office:value="1.785935248" calcext:value-type="float">
            <text:p>1.785935248</text:p>
          </table:table-cell>
          <table:table-cell office:value-type="float" office:value="1.88160819773333" calcext:value-type="float">
            <text:p>1.88160819773333</text:p>
          </table:table-cell>
          <table:table-cell table:style-name="ce1" office:value-type="float" office:value="1.70016666666667" calcext:value-type="float">
            <text:p>1.70016666666667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3.71883333333333" calcext:value-type="float">
            <text:p>3.71883333333333</text:p>
          </table:table-cell>
          <table:table-cell office:value-type="float" office:value="4.21923333333333" calcext:value-type="float">
            <text:p>4.21923333333333</text:p>
          </table:table-cell>
          <table:table-cell office:value-type="float" office:value="3.79216374717241" calcext:value-type="float">
            <text:p>3.79216374717241</text:p>
          </table:table-cell>
          <table:table-cell office:value-type="float" office:value="3.87536027259091" calcext:value-type="float">
            <text:p>3.87536027259091</text:p>
          </table:table-cell>
          <table:table-cell table:style-name="ce1" office:value-type="float" office:value="3.6969" calcext:value-type="float">
            <text:p>3.6969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6.53816666666667" calcext:value-type="float">
            <text:p>6.53816666666667</text:p>
          </table:table-cell>
          <table:table-cell office:value-type="float" office:value="8.02506666666667" calcext:value-type="float">
            <text:p>8.02506666666667</text:p>
          </table:table-cell>
          <table:table-cell office:value-type="float" office:value="6.80921827048148" calcext:value-type="float">
            <text:p>6.80921827048148</text:p>
          </table:table-cell>
          <table:table-cell office:value-type="float" office:value="6.93136743246428" calcext:value-type="float">
            <text:p>6.93136743246428</text:p>
          </table:table-cell>
          <table:table-cell table:style-name="ce1" office:value-type="float" office:value="6.59303333333333" calcext:value-type="float">
            <text:p>6.59303333333333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15.4971666666667" calcext:value-type="float">
            <text:p>15.4971666666667</text:p>
          </table:table-cell>
          <table:table-cell office:value-type="float" office:value="18.8923333333333" calcext:value-type="float">
            <text:p>18.8923333333333</text:p>
          </table:table-cell>
          <table:table-cell office:value-type="float" office:value="14.8789126978824" calcext:value-type="float">
            <text:p>14.8789126978824</text:p>
          </table:table-cell>
          <table:table-cell office:value-type="float" office:value="15.6762924026818" calcext:value-type="float">
            <text:p>15.6762924026818</text:p>
          </table:table-cell>
          <table:table-cell table:style-name="ce1" office:value-type="float" office:value="14.6650333333333" calcext:value-type="float">
            <text:p>14.6650333333333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29.2645333333333" calcext:value-type="float">
            <text:p>29.2645333333333</text:p>
          </table:table-cell>
          <table:table-cell table:number-columns-repeated="2" office:value-type="float" office:value="29.3042" calcext:value-type="float">
            <text:p>29.3042</text:p>
          </table:table-cell>
          <table:table-cell/>
          <table:table-cell office:value-type="float" office:value="28.7461666666667" calcext:value-type="float">
            <text:p>28.7461666666667</text:p>
          </table:table-cell>
        </table:table-row>
      </table:table>
      <table:table table:name="ptimes" table:style-name="ta1">
        <table:shapes>
          <draw:frame draw:z-index="0" draw:style-name="gr1" draw:text-style-name="P1" svg:width="647.01pt" svg:height="364.42pt" svg:x="0pt" svg:y="85.83pt">
            <draw:object draw:notify-on-update-of-ranges="ptimes.K11:ptimes.K16 ptimes.L11:ptimes.L16 ptimes.K11:ptimes.K16 ptimes.P11:ptimes.P16 ptimes.K11:ptimes.K16 ptimes.M11:ptimes.M16 ptimes.K11:ptimes.K16 ptimes.N11:ptimes.N16 ptimes.K11:ptimes.K16 ptimes.O11:ptimes.O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23.7pt" svg:height="310.96pt" svg:x="634.93pt" svg:y="340.72pt">
            <draw:object draw:notify-on-update-of-ranges="ptimes.K17:ptimes.K19 ptimes.L17:ptimes.L19 ptimes.K17:ptimes.K19 ptimes.P17:ptimes.P19 ptimes.K17:ptimes.K19 ptimes.M17:ptimes.M19 ptimes.K17:ptimes.K18 ptimes.N17:ptimes.N18 ptimes.K17:ptimes.K18 ptimes.O17:ptimes.O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0214666666666667" calcext:value-type="float">
            <text:p>0.021466666666667</text:p>
          </table:table-cell>
          <table:table-cell office:value-type="float" office:value="0.0256333333333333" calcext:value-type="float">
            <text:p>0.025633333333333</text:p>
          </table:table-cell>
          <table:table-cell table:style-name="ce1" office:value-type="float" office:value="0.0211739310344828" calcext:value-type="float">
            <text:p>0.021173931034483</text:p>
          </table:table-cell>
          <table:table-cell table:style-name="ce1" office:value-type="float" office:value="0.0835921815454545" calcext:value-type="float">
            <text:p>0.083592181545455</text:p>
          </table:table-cell>
          <table:table-cell table:style-name="ce1" office:value-type="float" office:value="0.0215333333333333" calcext:value-type="float">
            <text:p>0.021533333333333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0798333333333334" calcext:value-type="float">
            <text:p>0.079833333333333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7263" calcext:value-type="float">
            <text:p>0.07263</text:p>
          </table:table-cell>
          <table:table-cell office:value-type="float" office:value="0.161001007" calcext:value-type="float">
            <text:p>0.161001007</text:p>
          </table:table-cell>
          <table:table-cell table:style-name="ce1" office:value-type="float" office:value="0.0832333333333334" calcext:value-type="float">
            <text:p>0.083233333333333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53933333333333" calcext:value-type="float">
            <text:p>0.353933333333333</text:p>
          </table:table-cell>
          <table:table-cell table:style-name="ce1" office:value-type="float" office:value="0.28479962812" calcext:value-type="float">
            <text:p>0.28479962812</text:p>
          </table:table-cell>
          <table:table-cell table:style-name="ce1" office:value-type="float" office:value="0.397097183384615" calcext:value-type="float">
            <text:p>0.397097183384615</text:p>
          </table:table-cell>
          <table:table-cell table:style-name="ce1" office:value-type="float" office:value="0.339433333333333" calcext:value-type="float">
            <text:p>0.339433333333333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0.721066666666667" calcext:value-type="float">
            <text:p>0.721066666666667</text:p>
          </table:table-cell>
          <table:table-cell office:value-type="float" office:value="0.792666666666666" calcext:value-type="float">
            <text:p>0.792666666666666</text:p>
          </table:table-cell>
          <table:table-cell table:style-name="ce1" office:value-type="float" office:value="0.645677765772727" calcext:value-type="float">
            <text:p>0.645677765772727</text:p>
          </table:table-cell>
          <table:table-cell table:style-name="ce1" office:value-type="float" office:value="0.8379621284" calcext:value-type="float">
            <text:p>0.8379621284</text:p>
          </table:table-cell>
          <table:table-cell table:style-name="ce1" office:value-type="float" office:value="0.8917" calcext:value-type="float">
            <text:p>0.8917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2.05526666666667" calcext:value-type="float">
            <text:p>2.05526666666667</text:p>
          </table:table-cell>
          <table:table-cell office:value-type="float" office:value="2.27613333333333" calcext:value-type="float">
            <text:p>2.27613333333333</text:p>
          </table:table-cell>
          <table:table-cell table:style-name="ce1" office:value-type="float" office:value="1.87604569845" calcext:value-type="float">
            <text:p>1.87604569845</text:p>
          </table:table-cell>
          <table:table-cell table:style-name="ce1" office:value-type="float" office:value="2.2558964247619" calcext:value-type="float">
            <text:p>2.2558964247619</text:p>
          </table:table-cell>
          <table:table-cell table:style-name="ce1" office:value-type="float" office:value="2.8056" calcext:value-type="float">
            <text:p>2.8056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4.66626666666667" calcext:value-type="float">
            <text:p>4.66626666666667</text:p>
          </table:table-cell>
          <table:table-cell office:value-type="float" office:value="5.7847" calcext:value-type="float">
            <text:p>5.7847</text:p>
          </table:table-cell>
          <table:table-cell table:style-name="ce1" office:value-type="float" office:value="3.11107214090476" calcext:value-type="float">
            <text:p>3.11107214090476</text:p>
          </table:table-cell>
          <table:table-cell table:style-name="ce1" office:value-type="float" office:value="5.27999110859091" calcext:value-type="float">
            <text:p>5.27999110859091</text:p>
          </table:table-cell>
          <table:table-cell table:style-name="ce1" office:value-type="float" office:value="5.65983333333333" calcext:value-type="float">
            <text:p>5.65983333333333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8.31826666666667" calcext:value-type="float">
            <text:p>8.31826666666667</text:p>
          </table:table-cell>
          <table:table-cell office:value-type="float" office:value="8.86213333333333" calcext:value-type="float">
            <text:p>8.86213333333333</text:p>
          </table:table-cell>
          <table:table-cell office:value-type="float" office:value="7.19456771632143" calcext:value-type="float">
            <text:p>7.19456771632143</text:p>
          </table:table-cell>
          <table:table-cell office:value-type="float" office:value="17.2978889159231" calcext:value-type="float">
            <text:p>17.2978889159231</text:p>
          </table:table-cell>
          <table:table-cell table:style-name="ce1" office:value-type="float" office:value="9.3744" calcext:value-type="float">
            <text:p>9.3744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19.4291" calcext:value-type="float">
            <text:p>19.4291</text:p>
          </table:table-cell>
          <table:table-cell office:value-type="float" office:value="21.338" calcext:value-type="float">
            <text:p>21.338</text:p>
          </table:table-cell>
          <table:table-cell office:value-type="float" office:value="16.7042300412222" calcext:value-type="float">
            <text:p>16.7042300412222</text:p>
          </table:table-cell>
          <table:table-cell office:value-type="float" office:value="21.5675607521053" calcext:value-type="float">
            <text:p>21.5675607521053</text:p>
          </table:table-cell>
          <table:table-cell table:style-name="ce1" office:value-type="float" office:value="19.7441333333333" calcext:value-type="float">
            <text:p>19.7441333333333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38.5047" calcext:value-type="float">
            <text:p>38.5047</text:p>
          </table:table-cell>
          <table:table-cell office:value-type="float" office:value="38.3017333333333" calcext:value-type="float">
            <text:p>38.3017333333333</text:p>
          </table:table-cell>
          <table:table-cell table:number-columns-repeated="2"/>
          <table:table-cell office:value-type="float" office:value="39.1763" calcext:value-type="float">
            <text:p>39.1763</text:p>
          </table:table-cell>
        </table:table-row>
        <table:table-row table:style-name="ro1" table:number-rows-repeated="21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ps 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6:21:30.709547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3:41:03.166654315</meta:creation-date>
    <dc:date>2021-04-12T19:28:08.095473407</dc:date>
    <meta:editing-duration>PT4H54M20S</meta:editing-duration>
    <meta:editing-cycles>12</meta:editing-cycles>
    <meta:generator>LibreOffice/6.1.5.2$Linux_X86_64 LibreOffice_project/10$Build-2</meta:generator>
    <meta:document-statistic meta:table-count="3" meta:cell-count="1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75cm" svg:height="11.92cm" xlink:href=".." xlink:type="simple" chart:class="chart:scatter" chart:style-name="ch1">
        <chart:title svg:x="6.244cm" svg:y="0.374cm" chart:style-name="ch2">
          <text:p>Execution time metric for the 5 approaches</text:p>
        </chart:title>
        <chart:subtitle svg:x="8.823cm" svg:y="1.391cm" chart:style-name="ch3">
          <text:p>Non-magic squares</text:p>
        </chart:subtitle>
        <chart:legend chart:legend-position="end" svg:x="18.27cm" svg:y="4.665cm" style:legend-expansion="high" chart:style-name="ch4"/>
        <chart:plot-area chart:style-name="ch5" table:cell-range-address="ntimes.K11:ntimes.P16" chart:data-source-has-labels="row" svg:x="1.434cm" svg:y="2.312cm" svg:width="16.413cm" svg:height="8.389cm">
          <chartooo:coordinate-region svg:x="3.167cm" svg:y="2.511cm" svg:width="14.308cm" svg:height="7.543cm"/>
          <chart:axis chart:dimension="x" chart:name="primary-x" chart:style-name="ch6">
            <chart:title svg:x="8.723cm" svg:y="10.939cm" chart:style-name="ch7">
              <text:p>Square size</text:p>
            </chart:title>
          </chart:axis>
          <chart:axis chart:dimension="y" chart:name="primary-y" chart:style-name="ch8">
            <chart:title svg:x="0.451cm" svg:y="7.80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ntimes.L11:ntimes.L16" loext:label-string="pthread" chart:class="chart:scatter">
            <chart:domain table:cell-range-address="ntimes.K11:ntimes.K16"/>
            <chart:data-point chart:repeated="6"/>
          </chart:series>
          <chart:series chart:style-name="ch12" chart:values-cell-range-address="ntimes.P11:ntimes.P16" loext:label-string="sequential" chart:class="chart:scatter">
            <chart:data-point chart:repeated="6"/>
          </chart:series>
          <chart:series chart:style-name="ch13" chart:values-cell-range-address="ntimes.M11:ntimes.M16" loext:label-string="openmp" chart:class="chart:scatter">
            <chart:data-point chart:repeated="6"/>
          </chart:series>
          <chart:series chart:style-name="ch14" chart:values-cell-range-address="ntimes.N11:ntimes.N16" loext:label-string="mpi" chart:class="chart:scatter">
            <chart:data-point chart:repeated="6"/>
          </chart:series>
          <chart:series chart:style-name="ch15" chart:values-cell-range-address="ntimes.O11:ntimes.O16" loext:label-string="hybrid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times.K11:ntimes.K16</svg:desc>
                </draw:g>
              </table:table-cell>
              <table:table-cell office:value-type="float" office:value="0.018">
                <text:p>0.018</text:p>
                <draw:g>
                  <svg:desc>ntimes.L11:ntimes.L16</svg:desc>
                </draw:g>
              </table:table-cell>
              <table:table-cell office:value-type="float" office:value="0.0188">
                <text:p>0.0188</text:p>
                <draw:g>
                  <svg:desc>ntimes.P11:ntimes.P16</svg:desc>
                </draw:g>
              </table:table-cell>
              <table:table-cell office:value-type="float" office:value="0.0193333333333333">
                <text:p>0.0193333333333333</text:p>
                <draw:g>
                  <svg:desc>ntimes.M11:ntimes.M16</svg:desc>
                </draw:g>
              </table:table-cell>
              <table:table-cell office:value-type="float" office:value="0.0200075">
                <text:p>0.0200075</text:p>
                <draw:g>
                  <svg:desc>ntimes.N11:ntimes.N16</svg:desc>
                </draw:g>
              </table:table-cell>
              <table:table-cell office:value-type="float" office:value="0.1041587475">
                <text:p>0.1041587475</text:p>
                <draw:g>
                  <svg:desc>ntimes.O11:ntimes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655333333333333">
                <text:p>0.0655333333333333</text:p>
              </table:table-cell>
              <table:table-cell office:value-type="float" office:value="0.0885666666666666">
                <text:p>0.0885666666666666</text:p>
              </table:table-cell>
              <table:table-cell office:value-type="float" office:value="0.0766666666666666">
                <text:p>0.0766666666666666</text:p>
              </table:table-cell>
              <table:table-cell office:value-type="float" office:value="0.0699711818181818">
                <text:p>0.0699711818181818</text:p>
              </table:table-cell>
              <table:table-cell office:value-type="float" office:value="0.139151500083333">
                <text:p>0.13915150008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70866666666667">
                <text:p>0.270866666666667</text:p>
              </table:table-cell>
              <table:table-cell office:value-type="float" office:value="0.2725">
                <text:p>0.2725</text:p>
              </table:table-cell>
              <table:table-cell office:value-type="float" office:value="0.333433333333333">
                <text:p>0.333433333333333</text:p>
              </table:table-cell>
              <table:table-cell office:value-type="float" office:value="0.270842876153846">
                <text:p>0.270842876153846</text:p>
              </table:table-cell>
              <table:table-cell office:value-type="float" office:value="0.342458485090909">
                <text:p>0.342458485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604266666666667">
                <text:p>0.604266666666667</text:p>
              </table:table-cell>
              <table:table-cell office:value-type="float" office:value="0.725366666666667">
                <text:p>0.725366666666667</text:p>
              </table:table-cell>
              <table:table-cell office:value-type="float" office:value="0.725266666666667">
                <text:p>0.725266666666667</text:p>
              </table:table-cell>
              <table:table-cell office:value-type="float" office:value="0.613514475758621">
                <text:p>0.613514475758621</text:p>
              </table:table-cell>
              <table:table-cell office:value-type="float" office:value="0.789599103">
                <text:p>0.789599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65266666666667">
                <text:p>1.65266666666667</text:p>
              </table:table-cell>
              <table:table-cell office:value-type="float" office:value="1.70016666666667">
                <text:p>1.70016666666667</text:p>
              </table:table-cell>
              <table:table-cell office:value-type="float" office:value="2.084">
                <text:p>2.084</text:p>
              </table:table-cell>
              <table:table-cell office:value-type="float" office:value="1.785935248">
                <text:p>1.785935248</text:p>
              </table:table-cell>
              <table:table-cell office:value-type="float" office:value="1.88160819773333">
                <text:p>1.8816081977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71883333333333">
                <text:p>3.71883333333333</text:p>
              </table:table-cell>
              <table:table-cell office:value-type="float" office:value="3.6969">
                <text:p>3.6969</text:p>
              </table:table-cell>
              <table:table-cell office:value-type="float" office:value="4.21923333333333">
                <text:p>4.21923333333333</text:p>
              </table:table-cell>
              <table:table-cell office:value-type="float" office:value="3.79216374717241">
                <text:p>3.79216374717241</text:p>
              </table:table-cell>
              <table:table-cell office:value-type="float" office:value="3.87536027259091">
                <text:p>3.8753602725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36cm" svg:height="11.848cm" xlink:href=".." xlink:type="simple" chart:class="chart:scatter" chart:style-name="ch1">
        <chart:title svg:x="6.175cm" svg:y="0.372cm" chart:style-name="ch2">
          <text:p>Execution time metric for the 5 approaches</text:p>
        </chart:title>
        <chart:subtitle svg:x="8.318cm" svg:y="1.387cm" chart:style-name="ch3">
          <text:p>Imperfect magic squares</text:p>
        </chart:subtitle>
        <chart:legend chart:legend-position="end" svg:x="18.131cm" svg:y="4.629cm" style:legend-expansion="high" chart:style-name="ch4"/>
        <chart:plot-area chart:style-name="ch5" table:cell-range-address="itimes.K11:itimes.P16" chart:data-source-has-labels="row" svg:x="1.431cm" svg:y="2.306cm" svg:width="16.28cm" svg:height="8.325cm">
          <chartooo:coordinate-region svg:x="3.164cm" svg:y="2.505cm" svg:width="14.175cm" svg:height="7.479cm"/>
          <chart:axis chart:dimension="x" chart:name="primary-x" chart:style-name="ch6">
            <chart:title svg:x="8.654cm" svg:y="10.867cm" chart:style-name="ch7">
              <text:p>Square size</text:p>
            </chart:title>
          </chart:axis>
          <chart:axis chart:dimension="y" chart:name="primary-y" chart:style-name="ch8">
            <chart:title svg:x="0.451cm" svg:y="7.769cm" chart:style-name="ch9">
              <text:p>Execution time(s)</text:p>
            </chart:title>
            <chart:grid chart:style-name="ch10" chart:class="major"/>
          </chart:axis>
          <chart:series chart:style-name="ch11" chart:values-cell-range-address="itimes.L11:itimes.L16" loext:label-string="pthread" chart:class="chart:scatter">
            <chart:domain table:cell-range-address="itimes.K11:itimes.K16"/>
            <chart:data-point chart:repeated="6"/>
          </chart:series>
          <chart:series chart:style-name="ch12" chart:values-cell-range-address="itimes.P11:itimes.P16" loext:label-string="sequential" chart:class="chart:scatter">
            <chart:data-point chart:repeated="6"/>
          </chart:series>
          <chart:series chart:style-name="ch13" chart:values-cell-range-address="itimes.M11:itimes.M16" loext:label-string="openmp" chart:class="chart:scatter">
            <chart:data-point chart:repeated="6"/>
          </chart:series>
          <chart:series chart:style-name="ch14" chart:values-cell-range-address="itimes.N11:itimes.N16" loext:label-string="mpi" chart:class="chart:scatter">
            <chart:data-point chart:repeated="6"/>
          </chart:series>
          <chart:series chart:style-name="ch15" chart:values-cell-range-address="itimes.O11:itimes.O16" loext:label-string="hybrid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itimes.K11:itimes.K16</svg:desc>
                </draw:g>
              </table:table-cell>
              <table:table-cell office:value-type="float" office:value="0.0176666666666667">
                <text:p>0.0176666666666667</text:p>
                <draw:g>
                  <svg:desc>itimes.L11:itimes.L16</svg:desc>
                </draw:g>
              </table:table-cell>
              <table:table-cell office:value-type="float" office:value="0.0170666666666667">
                <text:p>0.0170666666666667</text:p>
                <draw:g>
                  <svg:desc>itimes.P11:itimes.P16</svg:desc>
                </draw:g>
              </table:table-cell>
              <table:table-cell office:value-type="float" office:value="0.0211">
                <text:p>0.0211</text:p>
                <draw:g>
                  <svg:desc>itimes.M11:itimes.M16</svg:desc>
                </draw:g>
              </table:table-cell>
              <table:table-cell office:value-type="float" office:value="0.0235856334">
                <text:p>0.0235856334</text:p>
                <draw:g>
                  <svg:desc>itimes.N11:itimes.N16</svg:desc>
                </draw:g>
              </table:table-cell>
              <table:table-cell office:value-type="float" office:value="0.131651783043478">
                <text:p>0.131651783043478</text:p>
                <draw:g>
                  <svg:desc>itimes.O11:itimes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653">
                <text:p>0.0653</text:p>
              </table:table-cell>
              <table:table-cell office:value-type="float" office:value="0.064">
                <text:p>0.064</text:p>
              </table:table-cell>
              <table:table-cell office:value-type="float" office:value="0.0760666666666667">
                <text:p>0.0760666666666667</text:p>
              </table:table-cell>
              <table:table-cell office:value-type="float" office:value="0.0728069651785714">
                <text:p>0.0728069651785714</text:p>
              </table:table-cell>
              <table:table-cell office:value-type="float" office:value="0.159899001">
                <text:p>0.159899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59266666666667">
                <text:p>0.259266666666667</text:p>
              </table:table-cell>
              <table:table-cell office:value-type="float" office:value="0.2614">
                <text:p>0.2614</text:p>
              </table:table-cell>
              <table:table-cell office:value-type="float" office:value="0.287566666666667">
                <text:p>0.287566666666667</text:p>
              </table:table-cell>
              <table:table-cell office:value-type="float" office:value="0.284838796733333">
                <text:p>0.284838796733333</text:p>
              </table:table-cell>
              <table:table-cell office:value-type="float" office:value="0.381650665636364">
                <text:p>0.381650665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582366666666667">
                <text:p>0.582366666666667</text:p>
              </table:table-cell>
              <table:table-cell office:value-type="float" office:value="0.591633333333333">
                <text:p>0.591633333333333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645006859533333">
                <text:p>0.645006859533333</text:p>
              </table:table-cell>
              <table:table-cell office:value-type="float" office:value="0.711103281285714">
                <text:p>0.711103281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62216666666667">
                <text:p>1.62216666666667</text:p>
              </table:table-cell>
              <table:table-cell office:value-type="float" office:value="1.654">
                <text:p>1.654</text:p>
              </table:table-cell>
              <table:table-cell office:value-type="float" office:value="1.93086666666667">
                <text:p>1.93086666666667</text:p>
              </table:table-cell>
              <table:table-cell office:value-type="float" office:value="1.8740282475">
                <text:p>1.8740282475</text:p>
              </table:table-cell>
              <table:table-cell office:value-type="float" office:value="2.2311450988">
                <text:p>2.2311450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65913333333333">
                <text:p>3.65913333333333</text:p>
              </table:table-cell>
              <table:table-cell office:value-type="float" office:value="3.73863333333333">
                <text:p>3.73863333333333</text:p>
              </table:table-cell>
              <table:table-cell office:value-type="float" office:value="4.3043">
                <text:p>4.3043</text:p>
              </table:table-cell>
              <table:table-cell office:value-type="float" office:value="3.9809740587">
                <text:p>3.9809740587</text:p>
              </table:table-cell>
              <table:table-cell office:value-type="float" office:value="4.85846518971429">
                <text:p>4.858465189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826cm" svg:height="12.857cm" xlink:href=".." xlink:type="simple" chart:class="chart:scatter" chart:style-name="ch1">
        <chart:title svg:x="7.07cm" svg:y="0.393cm" chart:style-name="ch2">
          <text:p>Execution time metric for the 5 approaches</text:p>
        </chart:title>
        <chart:subtitle svg:x="9.398cm" svg:y="1.429cm" chart:style-name="ch3">
          <text:p>Perfect magic squares</text:p>
        </chart:subtitle>
        <chart:legend chart:legend-position="end" svg:x="19.921cm" svg:y="5.133cm" style:legend-expansion="high" chart:style-name="ch4"/>
        <chart:plot-area chart:style-name="ch5" table:cell-range-address="ptimes.K11:ptimes.P16" chart:data-source-has-labels="row" svg:x="1.837cm" svg:y="2.369cm" svg:width="17.628cm" svg:height="9.25cm">
          <chartooo:coordinate-region svg:x="2.273cm" svg:y="2.569cm" svg:width="16.82cm" svg:height="8.403cm"/>
          <chart:axis chart:dimension="x" chart:name="primary-x" chart:style-name="ch6">
            <chart:title svg:x="9.734cm" svg:y="11.876cm" chart:style-name="ch7">
              <text:p>Square size</text:p>
            </chart:title>
          </chart:axis>
          <chart:axis chart:dimension="y" chart:name="primary-y" chart:style-name="ch8">
            <chart:title svg:x="0.451cm" svg:y="8.295cm" chart:style-name="ch9">
              <text:p>Execution time(s)
</text:p>
            </chart:title>
            <chart:grid chart:style-name="ch10" chart:class="major"/>
          </chart:axis>
          <chart:series chart:style-name="ch11" chart:values-cell-range-address="ptimes.L11:ptimes.L16" loext:label-string="pthread" chart:class="chart:scatter">
            <chart:domain table:cell-range-address="ptimes.K11:ptimes.K16"/>
            <chart:data-point chart:repeated="6"/>
          </chart:series>
          <chart:series chart:style-name="ch12" chart:values-cell-range-address="ptimes.P11:ptimes.P16" loext:label-string="sequential" chart:class="chart:scatter">
            <chart:data-point chart:repeated="6"/>
          </chart:series>
          <chart:series chart:style-name="ch13" chart:values-cell-range-address="ptimes.M11:ptimes.M16" loext:label-string="openmp" chart:class="chart:scatter">
            <chart:data-point chart:repeated="6"/>
          </chart:series>
          <chart:series chart:style-name="ch14" chart:values-cell-range-address="ptimes.N11:ptimes.N16" loext:label-string="mpi" chart:class="chart:scatter">
            <chart:data-point chart:repeated="6"/>
          </chart:series>
          <chart:series chart:style-name="ch15" chart:values-cell-range-address="ptimes.O11:ptimes.O16" loext:label-string="hybrid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times.K11:ptimes.K16</svg:desc>
                </draw:g>
              </table:table-cell>
              <table:table-cell office:value-type="float" office:value="0.0214666666666667">
                <text:p>0.0214666666666667</text:p>
                <draw:g>
                  <svg:desc>ptimes.L11:ptimes.L16</svg:desc>
                </draw:g>
              </table:table-cell>
              <table:table-cell office:value-type="float" office:value="0.0215333333333333">
                <text:p>0.0215333333333333</text:p>
                <draw:g>
                  <svg:desc>ptimes.P11:ptimes.P16</svg:desc>
                </draw:g>
              </table:table-cell>
              <table:table-cell office:value-type="float" office:value="0.0256333333333333">
                <text:p>0.0256333333333333</text:p>
                <draw:g>
                  <svg:desc>ptimes.M11:ptimes.M16</svg:desc>
                </draw:g>
              </table:table-cell>
              <table:table-cell office:value-type="float" office:value="0.0211739310344828">
                <text:p>0.0211739310344828</text:p>
                <draw:g>
                  <svg:desc>ptimes.N11:ptimes.N16</svg:desc>
                </draw:g>
              </table:table-cell>
              <table:table-cell office:value-type="float" office:value="0.0835921815454545">
                <text:p>0.0835921815454545</text:p>
                <draw:g>
                  <svg:desc>ptimes.O11:ptimes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798333333333334">
                <text:p>0.0798333333333334</text:p>
              </table:table-cell>
              <table:table-cell office:value-type="float" office:value="0.0832333333333334">
                <text:p>0.0832333333333334</text:p>
              </table:table-cell>
              <table:table-cell office:value-type="float" office:value="0.0869">
                <text:p>0.0869</text:p>
              </table:table-cell>
              <table:table-cell office:value-type="float" office:value="0.07263">
                <text:p>0.07263</text:p>
              </table:table-cell>
              <table:table-cell office:value-type="float" office:value="0.161001007">
                <text:p>0.161001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3207">
                <text:p>0.3207</text:p>
              </table:table-cell>
              <table:table-cell office:value-type="float" office:value="0.339433333333333">
                <text:p>0.339433333333333</text:p>
              </table:table-cell>
              <table:table-cell office:value-type="float" office:value="0.353933333333333">
                <text:p>0.353933333333333</text:p>
              </table:table-cell>
              <table:table-cell office:value-type="float" office:value="0.28479962812">
                <text:p>0.28479962812</text:p>
              </table:table-cell>
              <table:table-cell office:value-type="float" office:value="0.397097183384615">
                <text:p>0.397097183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721066666666667">
                <text:p>0.721066666666667</text:p>
              </table:table-cell>
              <table:table-cell office:value-type="float" office:value="0.8917">
                <text:p>0.8917</text:p>
              </table:table-cell>
              <table:table-cell office:value-type="float" office:value="0.792666666666666">
                <text:p>0.792666666666666</text:p>
              </table:table-cell>
              <table:table-cell office:value-type="float" office:value="0.645677765772727">
                <text:p>0.645677765772727</text:p>
              </table:table-cell>
              <table:table-cell office:value-type="float" office:value="0.8379621284">
                <text:p>0.8379621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2.05526666666667">
                <text:p>2.05526666666667</text:p>
              </table:table-cell>
              <table:table-cell office:value-type="float" office:value="2.8056">
                <text:p>2.8056</text:p>
              </table:table-cell>
              <table:table-cell office:value-type="float" office:value="2.27613333333333">
                <text:p>2.27613333333333</text:p>
              </table:table-cell>
              <table:table-cell office:value-type="float" office:value="1.87604569845">
                <text:p>1.87604569845</text:p>
              </table:table-cell>
              <table:table-cell office:value-type="float" office:value="2.2558964247619">
                <text:p>2.25589642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4.66626666666667">
                <text:p>4.66626666666667</text:p>
              </table:table-cell>
              <table:table-cell office:value-type="float" office:value="5.65983333333333">
                <text:p>5.65983333333333</text:p>
              </table:table-cell>
              <table:table-cell office:value-type="float" office:value="5.7847">
                <text:p>5.7847</text:p>
              </table:table-cell>
              <table:table-cell office:value-type="float" office:value="3.11107214090476">
                <text:p>3.11107214090476</text:p>
              </table:table-cell>
              <table:table-cell office:value-type="float" office:value="5.27999110859091">
                <text:p>5.27999110859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476cm" svg:height="10.971cm" xlink:href=".." xlink:type="simple" chart:class="chart:scatter" chart:style-name="ch1">
        <chart:title svg:x="4.895cm" svg:y="0.355cm" chart:style-name="ch2">
          <text:p>Execution time metric for the 5 approaches</text:p>
        </chart:title>
        <chart:subtitle svg:x="7.223cm" svg:y="1.353cm" chart:style-name="ch3">
          <text:p>Perfect magic squares</text:p>
        </chart:subtitle>
        <chart:legend chart:legend-position="end" svg:x="15.571cm" svg:y="4.19cm" style:legend-expansion="high" chart:style-name="ch4"/>
        <chart:plot-area chart:style-name="ch5" table:cell-range-address="ptimes.K17:ptimes.M19 ptimes.P17:ptimes.P19 ptimes.N17:ptimes.O18" chart:data-source-has-labels="row" svg:x="1.75cm" svg:y="2.255cm" svg:width="13.452cm" svg:height="7.516cm">
          <chartooo:coordinate-region svg:x="2.371cm" svg:y="2.455cm" svg:width="12.366cm" svg:height="6.669cm"/>
          <chart:axis chart:dimension="x" chart:name="primary-x" chart:style-name="ch6">
            <chart:title svg:x="7.559cm" svg:y="9.99cm" chart:style-name="ch7">
              <text:p>Square size</text:p>
            </chart:title>
          </chart:axis>
          <chart:axis chart:dimension="y" chart:name="primary-y" chart:style-name="ch8">
            <chart:title svg:x="0.451cm" svg:y="7.314cm" chart:style-name="ch9">
              <text:p>Execution time(s)
</text:p>
            </chart:title>
            <chart:grid chart:style-name="ch10" chart:class="major"/>
          </chart:axis>
          <chart:series chart:style-name="ch11" chart:values-cell-range-address="ptimes.L17:ptimes.L19" loext:label-string="pthread" chart:class="chart:scatter">
            <chart:domain table:cell-range-address="ptimes.K17:ptimes.K19"/>
            <chart:data-point chart:repeated="3"/>
          </chart:series>
          <chart:series chart:style-name="ch12" chart:values-cell-range-address="ptimes.P17:ptimes.P19" loext:label-string="sequential" chart:class="chart:scatter">
            <chart:data-point chart:repeated="3"/>
          </chart:series>
          <chart:series chart:style-name="ch13" chart:values-cell-range-address="ptimes.M17:ptimes.M19" loext:label-string="openmp" chart:class="chart:scatter">
            <chart:data-point chart:repeated="3"/>
          </chart:series>
          <chart:series chart:style-name="ch14" chart:values-cell-range-address="ptimes.N17:ptimes.N18" loext:label-string="mpi" chart:class="chart:scatter">
            <chart:domain table:cell-range-address="ptimes.K17:ptimes.K18"/>
            <chart:data-point chart:repeated="2"/>
          </chart:series>
          <chart:series chart:style-name="ch15" chart:values-cell-range-address="ptimes.O17:ptimes.O18" loext:label-string="hybrid" chart:class="chart:scatter">
            <chart:domain table:cell-range-address="ptimes.K17:ptimes.K18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sequential</text:p>
              </table:table-cell>
              <table:table-cell office:value-type="string">
                <text:p>openmp</text:p>
              </table:table-cell>
              <table:table-cell office:value-type="string">
                <text:p>Column K</text:p>
              </table:table-cell>
              <table:table-cell office:value-type="string">
                <text:p>mpi</text:p>
              </table:table-cell>
              <table:table-cell office:value-type="string">
                <text:p>Column K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1">
                <text:p>10001</text:p>
                <draw:g>
                  <svg:desc>ptimes.K17:ptimes.K19</svg:desc>
                </draw:g>
              </table:table-cell>
              <table:table-cell office:value-type="float" office:value="8.31826666666667">
                <text:p>8.31826666666667</text:p>
                <draw:g>
                  <svg:desc>ptimes.L17:ptimes.L19</svg:desc>
                </draw:g>
              </table:table-cell>
              <table:table-cell office:value-type="float" office:value="9.3744">
                <text:p>9.3744</text:p>
                <draw:g>
                  <svg:desc>ptimes.P17:ptimes.P19</svg:desc>
                </draw:g>
              </table:table-cell>
              <table:table-cell office:value-type="float" office:value="8.86213333333333">
                <text:p>8.86213333333333</text:p>
                <draw:g>
                  <svg:desc>ptimes.M17:ptimes.M19</svg:desc>
                </draw:g>
              </table:table-cell>
              <table:table-cell office:value-type="float" office:value="10001">
                <text:p>10001</text:p>
                <draw:g>
                  <svg:desc>ptimes.K17:ptimes.K18</svg:desc>
                </draw:g>
              </table:table-cell>
              <table:table-cell office:value-type="float" office:value="7.19456771632143">
                <text:p>7.19456771632143</text:p>
                <draw:g>
                  <svg:desc>ptimes.N17:ptimes.N18</svg:desc>
                </draw:g>
              </table:table-cell>
              <table:table-cell office:value-type="float" office:value="10001">
                <text:p>10001</text:p>
                <draw:g>
                  <svg:desc>ptimes.K17:ptimes.K18</svg:desc>
                </draw:g>
              </table:table-cell>
              <table:table-cell office:value-type="float" office:value="17.2978889159231">
                <text:p>17.2978889159231</text:p>
                <draw:g>
                  <svg:desc>ptimes.O17:ptimes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1">
                <text:p>15001</text:p>
              </table:table-cell>
              <table:table-cell office:value-type="float" office:value="19.4291">
                <text:p>19.4291</text:p>
              </table:table-cell>
              <table:table-cell office:value-type="float" office:value="19.7441333333333">
                <text:p>19.7441333333333</text:p>
              </table:table-cell>
              <table:table-cell office:value-type="float" office:value="21.338">
                <text:p>21.338</text:p>
              </table:table-cell>
              <table:table-cell office:value-type="float" office:value="15001">
                <text:p>15001</text:p>
              </table:table-cell>
              <table:table-cell office:value-type="float" office:value="16.7042300412222">
                <text:p>16.7042300412222</text:p>
              </table:table-cell>
              <table:table-cell office:value-type="float" office:value="15001">
                <text:p>15001</text:p>
              </table:table-cell>
              <table:table-cell office:value-type="float" office:value="21.5675607521053">
                <text:p>21.5675607521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1">
                <text:p>20001</text:p>
              </table:table-cell>
              <table:table-cell office:value-type="float" office:value="38.5047">
                <text:p>38.5047</text:p>
              </table:table-cell>
              <table:table-cell office:value-type="float" office:value="39.1763">
                <text:p>39.1763</text:p>
              </table:table-cell>
              <table:table-cell office:value-type="float" office:value="38.3017333333333">
                <text:p>38.3017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492cm" svg:height="11.911cm" xlink:href=".." xlink:type="simple" chart:class="chart:scatter" chart:style-name="ch1">
        <chart:title svg:x="6.903cm" svg:y="0.374cm" chart:style-name="ch2">
          <text:p>Execution time metric for the 5 approaches</text:p>
        </chart:title>
        <chart:subtitle svg:x="9.482cm" svg:y="1.391cm" chart:style-name="ch3">
          <text:p>Non-magic squares</text:p>
        </chart:subtitle>
        <chart:legend chart:legend-position="end" svg:x="19.587cm" svg:y="4.66cm" style:legend-expansion="high" chart:style-name="ch4"/>
        <chart:plot-area chart:style-name="ch5" table:cell-range-address="ntimes.K17:ntimes.N19 ntimes.P17:ntimes.P19 ntimes.O17:ntimes.O18" chart:data-source-has-labels="row" svg:x="1.46cm" svg:y="2.312cm" svg:width="17.678cm" svg:height="8.38cm">
          <chartooo:coordinate-region svg:x="3.193cm" svg:y="2.511cm" svg:width="15.48cm" svg:height="7.534cm"/>
          <chart:axis chart:dimension="x" chart:name="primary-x" chart:style-name="ch6">
            <chart:title svg:x="9.382cm" svg:y="10.93cm" chart:style-name="ch7">
              <text:p>Square size</text:p>
            </chart:title>
          </chart:axis>
          <chart:axis chart:dimension="y" chart:name="primary-y" chart:style-name="ch8">
            <chart:title svg:x="0.451cm" svg:y="7.803cm" chart:style-name="ch9">
              <text:p>Execution time(s)</text:p>
            </chart:title>
            <chart:grid chart:style-name="ch10" chart:class="major"/>
          </chart:axis>
          <chart:series chart:style-name="ch11" chart:values-cell-range-address="ntimes.L17:ntimes.L19" loext:label-string="pthread" chart:class="chart:scatter">
            <chart:domain table:cell-range-address="ntimes.K17:ntimes.K19"/>
            <chart:data-point chart:repeated="3"/>
          </chart:series>
          <chart:series chart:style-name="ch12" chart:values-cell-range-address="ntimes.P17:ntimes.P19" loext:label-string="sequential" chart:class="chart:scatter">
            <chart:data-point chart:repeated="3"/>
          </chart:series>
          <chart:series chart:style-name="ch13" chart:values-cell-range-address="ntimes.M17:ntimes.M19" loext:label-string="openmp" chart:class="chart:scatter">
            <chart:data-point chart:repeated="3"/>
          </chart:series>
          <chart:series chart:style-name="ch14" chart:values-cell-range-address="ntimes.N17:ntimes.N19" loext:label-string="mpi" chart:class="chart:scatter">
            <chart:data-point chart:repeated="3"/>
          </chart:series>
          <chart:series chart:style-name="ch15" chart:values-cell-range-address="ntimes.O17:ntimes.O18" loext:label-string="hybrid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1">
                <text:p>10001</text:p>
                <draw:g>
                  <svg:desc>ntimes.K17:ntimes.K19</svg:desc>
                </draw:g>
              </table:table-cell>
              <table:table-cell office:value-type="float" office:value="6.53816666666667">
                <text:p>6.53816666666667</text:p>
                <draw:g>
                  <svg:desc>ntimes.L17:ntimes.L19</svg:desc>
                </draw:g>
              </table:table-cell>
              <table:table-cell office:value-type="float" office:value="6.59303333333333">
                <text:p>6.59303333333333</text:p>
                <draw:g>
                  <svg:desc>ntimes.P17:ntimes.P19</svg:desc>
                </draw:g>
              </table:table-cell>
              <table:table-cell office:value-type="float" office:value="8.02506666666667">
                <text:p>8.02506666666667</text:p>
                <draw:g>
                  <svg:desc>ntimes.M17:ntimes.M19</svg:desc>
                </draw:g>
              </table:table-cell>
              <table:table-cell office:value-type="float" office:value="6.80921827048148">
                <text:p>6.80921827048148</text:p>
                <draw:g>
                  <svg:desc>ntimes.N17:ntimes.N19</svg:desc>
                </draw:g>
              </table:table-cell>
              <table:table-cell office:value-type="float" office:value="6.93136743246428">
                <text:p>6.93136743246428</text:p>
                <draw:g>
                  <svg:desc>ntimes.O17:ntimes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1">
                <text:p>15001</text:p>
              </table:table-cell>
              <table:table-cell office:value-type="float" office:value="15.4971666666667">
                <text:p>15.4971666666667</text:p>
              </table:table-cell>
              <table:table-cell office:value-type="float" office:value="14.6650333333333">
                <text:p>14.6650333333333</text:p>
              </table:table-cell>
              <table:table-cell office:value-type="float" office:value="18.8923333333333">
                <text:p>18.8923333333333</text:p>
              </table:table-cell>
              <table:table-cell office:value-type="float" office:value="14.8789126978824">
                <text:p>14.8789126978824</text:p>
              </table:table-cell>
              <table:table-cell office:value-type="float" office:value="15.6762924026818">
                <text:p>15.6762924026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1">
                <text:p>20001</text:p>
              </table:table-cell>
              <table:table-cell office:value-type="float" office:value="29.2645333333333">
                <text:p>29.2645333333333</text:p>
              </table:table-cell>
              <table:table-cell office:value-type="float" office:value="28.7461666666667">
                <text:p>28.7461666666667</text:p>
              </table:table-cell>
              <table:table-cell office:value-type="float" office:value="29.3042">
                <text:p>29.3042</text:p>
              </table:table-cell>
              <table:table-cell office:value-type="float" office:value="29.3042">
                <text:p>29.30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45cm" svg:height="11.854cm" xlink:href=".." xlink:type="simple" chart:class="chart:scatter" chart:style-name="ch1">
        <chart:title svg:x="6.179cm" svg:y="0.373cm" chart:style-name="ch2">
          <text:p>Execution time metric for the 5 approaches</text:p>
        </chart:title>
        <chart:subtitle svg:x="8.322cm" svg:y="1.389cm" chart:style-name="ch3">
          <text:p>Imperfect magic squares</text:p>
        </chart:subtitle>
        <chart:legend chart:legend-position="end" svg:x="18.14cm" svg:y="4.632cm" style:legend-expansion="high" chart:style-name="ch4"/>
        <chart:plot-area chart:style-name="ch5" table:cell-range-address="itimes.K17:itimes.N19 itimes.P17:itimes.P19 itimes.O17:itimes.O18" chart:data-source-has-labels="row" svg:x="1.431cm" svg:y="2.309cm" svg:width="16.289cm" svg:height="8.327cm">
          <chartooo:coordinate-region svg:x="3.164cm" svg:y="2.508cm" svg:width="14.091cm" svg:height="7.481cm"/>
          <chart:axis chart:dimension="x" chart:name="primary-x" chart:style-name="ch6">
            <chart:title svg:x="8.658cm" svg:y="10.873cm" chart:style-name="ch7">
              <text:p>Square size</text:p>
            </chart:title>
          </chart:axis>
          <chart:axis chart:dimension="y" chart:name="primary-y" chart:style-name="ch8">
            <chart:title svg:x="0.451cm" svg:y="7.773cm" chart:style-name="ch9">
              <text:p>Execution time(s)</text:p>
            </chart:title>
            <chart:grid chart:style-name="ch10" chart:class="major"/>
          </chart:axis>
          <chart:series chart:style-name="ch11" chart:values-cell-range-address="itimes.L17:itimes.L19" loext:label-string="pthread" chart:class="chart:scatter">
            <chart:domain table:cell-range-address="itimes.K17:itimes.K19"/>
            <chart:data-point chart:repeated="3"/>
          </chart:series>
          <chart:series chart:style-name="ch12" chart:values-cell-range-address="itimes.P17:itimes.P19" loext:label-string="sequential" chart:class="chart:scatter">
            <chart:data-point chart:repeated="3"/>
          </chart:series>
          <chart:series chart:style-name="ch13" chart:values-cell-range-address="itimes.M17:itimes.M19" loext:label-string="openmp" chart:class="chart:scatter">
            <chart:data-point chart:repeated="3"/>
          </chart:series>
          <chart:series chart:style-name="ch14" chart:values-cell-range-address="itimes.N17:itimes.N19" loext:label-string="mpi" chart:class="chart:scatter">
            <chart:data-point chart:repeated="3"/>
          </chart:series>
          <chart:series chart:style-name="ch15" chart:values-cell-range-address="itimes.O17:itimes.O18" loext:label-string="hybrid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1">
                <text:p>10001</text:p>
                <draw:g>
                  <svg:desc>itimes.K17:itimes.K19</svg:desc>
                </draw:g>
              </table:table-cell>
              <table:table-cell office:value-type="float" office:value="6.54393333333333">
                <text:p>6.54393333333333</text:p>
                <draw:g>
                  <svg:desc>itimes.L17:itimes.L19</svg:desc>
                </draw:g>
              </table:table-cell>
              <table:table-cell office:value-type="float" office:value="6.67836666666667">
                <text:p>6.67836666666667</text:p>
                <draw:g>
                  <svg:desc>itimes.P17:itimes.P19</svg:desc>
                </draw:g>
              </table:table-cell>
              <table:table-cell office:value-type="float" office:value="7.2188">
                <text:p>7.2188</text:p>
                <draw:g>
                  <svg:desc>itimes.M17:itimes.M19</svg:desc>
                </draw:g>
              </table:table-cell>
              <table:table-cell office:value-type="float" office:value="7.19424078566667">
                <text:p>7.19424078566667</text:p>
                <draw:g>
                  <svg:desc>itimes.N17:itimes.N19</svg:desc>
                </draw:g>
              </table:table-cell>
              <table:table-cell office:value-type="float" office:value="8.54811850790909">
                <text:p>8.54811850790909</text:p>
                <draw:g>
                  <svg:desc>itimes.O17:itimes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1">
                <text:p>15001</text:p>
              </table:table-cell>
              <table:table-cell office:value-type="float" office:value="15.2740666666667">
                <text:p>15.2740666666667</text:p>
              </table:table-cell>
              <table:table-cell office:value-type="float" office:value="15.3574333333333">
                <text:p>15.3574333333333</text:p>
              </table:table-cell>
              <table:table-cell office:value-type="float" office:value="16.1">
                <text:p>16.1</text:p>
              </table:table-cell>
              <table:table-cell office:value-type="float" office:value="16.75087596912">
                <text:p>16.75087596912</text:p>
              </table:table-cell>
              <table:table-cell office:value-type="float" office:value="20.7299581540667">
                <text:p>20.7299581540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1">
                <text:p>20001</text:p>
              </table:table-cell>
              <table:table-cell office:value-type="float" office:value="31.1165">
                <text:p>31.1165</text:p>
              </table:table-cell>
              <table:table-cell office:value-type="float" office:value="31.3843333333333">
                <text:p>31.3843333333333</text:p>
              </table:table-cell>
              <table:table-cell office:value-type="float" office:value="30.9628666666667">
                <text:p>30.9628666666667</text:p>
              </table:table-cell>
              <table:table-cell office:value-type="float" office:value="50.992271485">
                <text:p>50.9922714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